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a3d1" officeooo:paragraph-rsid="001fa3d1"/>
    </style:style>
    <style:style style:name="P2" style:family="paragraph" style:parent-style-name="Standard">
      <style:text-properties officeooo:rsid="0022efc7" officeooo:paragraph-rsid="0022efc7"/>
    </style:style>
    <style:style style:name="P3" style:family="paragraph" style:parent-style-name="Standard">
      <style:text-properties officeooo:rsid="0026646f" officeooo:paragraph-rsid="0026646f"/>
    </style:style>
    <style:style style:name="P4" style:family="paragraph" style:parent-style-name="Standard">
      <style:text-properties officeooo:paragraph-rsid="0027e88f"/>
    </style:style>
    <style:style style:name="P5" style:family="paragraph" style:parent-style-name="Standard">
      <style:text-properties officeooo:rsid="0027e88f" officeooo:paragraph-rsid="0027e88f"/>
    </style:style>
    <style:style style:name="P6" style:family="paragraph" style:parent-style-name="Standard">
      <style:text-properties officeooo:rsid="0027975d" officeooo:paragraph-rsid="0027e88f"/>
    </style:style>
    <style:style style:name="P7" style:family="paragraph" style:parent-style-name="Standard">
      <style:text-properties officeooo:rsid="0027975d" officeooo:paragraph-rsid="002bb2ce"/>
    </style:style>
    <style:style style:name="P8" style:family="paragraph" style:parent-style-name="Standard">
      <style:text-properties officeooo:rsid="002bb2ce" officeooo:paragraph-rsid="002bb2ce"/>
    </style:style>
    <style:style style:name="P9" style:family="paragraph" style:parent-style-name="Standard" style:list-style-name="L1">
      <style:text-properties officeooo:paragraph-rsid="001fa3d1"/>
    </style:style>
    <style:style style:name="P10" style:family="paragraph" style:parent-style-name="Standard" style:list-style-name="L1">
      <style:text-properties officeooo:paragraph-rsid="0022efc7"/>
    </style:style>
    <style:style style:name="P11" style:family="paragraph" style:parent-style-name="Standard" style:list-style-name="L1">
      <style:text-properties officeooo:rsid="001fa3d1" officeooo:paragraph-rsid="0022efc7"/>
    </style:style>
    <style:style style:name="P12" style:family="paragraph" style:parent-style-name="Standard" style:list-style-name="L2">
      <style:text-properties officeooo:rsid="001fa3d1" officeooo:paragraph-rsid="001fa3d1"/>
    </style:style>
    <style:style style:name="P13" style:family="paragraph" style:parent-style-name="Standard" style:list-style-name="L2">
      <style:text-properties officeooo:rsid="001fa3d1" officeooo:paragraph-rsid="0024727e"/>
    </style:style>
    <style:style style:name="P14" style:family="paragraph" style:parent-style-name="Standard" style:list-style-name="L2">
      <style:text-properties officeooo:rsid="0024727e" officeooo:paragraph-rsid="0024727e"/>
    </style:style>
    <style:style style:name="P15" style:family="paragraph" style:parent-style-name="Standard" style:list-style-name="L2">
      <style:text-properties officeooo:rsid="0026646f" officeooo:paragraph-rsid="0026646f"/>
    </style:style>
    <style:style style:name="P16" style:family="paragraph" style:parent-style-name="Standard" style:list-style-name="L3">
      <style:text-properties officeooo:paragraph-rsid="00298da2"/>
    </style:style>
    <style:style style:name="P17" style:family="paragraph" style:parent-style-name="Standard" style:list-style-name="L3">
      <style:text-properties officeooo:rsid="0028023f" officeooo:paragraph-rsid="00298da2"/>
    </style:style>
    <style:style style:name="P18" style:family="paragraph" style:parent-style-name="Standard" style:list-style-name="L3">
      <style:text-properties officeooo:rsid="0028023f" officeooo:paragraph-rsid="0028023f"/>
    </style:style>
    <style:style style:name="P19" style:family="paragraph" style:parent-style-name="Standard" style:list-style-name="L3">
      <style:text-properties officeooo:rsid="00298da2" officeooo:paragraph-rsid="00298da2"/>
    </style:style>
    <style:style style:name="P20" style:family="paragraph" style:parent-style-name="Standard" style:list-style-name="L3">
      <style:text-properties officeooo:rsid="0027e88f" officeooo:paragraph-rsid="0027e88f"/>
    </style:style>
    <style:style style:name="T1" style:family="text">
      <style:text-properties officeooo:rsid="0022efc7"/>
    </style:style>
    <style:style style:name="T2" style:family="text">
      <style:text-properties officeooo:rsid="0024727e"/>
    </style:style>
    <style:style style:name="T3" style:family="text">
      <style:text-properties officeooo:rsid="001fa3d1"/>
    </style:style>
    <style:style style:name="T4" style:family="text">
      <style:text-properties officeooo:rsid="0027e88f"/>
    </style:style>
    <style:style style:name="T5" style:family="text">
      <style:text-properties officeooo:rsid="0028023f"/>
    </style:style>
    <style:style style:name="T6" style:family="text">
      <style:text-properties officeooo:rsid="00298da2"/>
    </style:style>
    <style:style style:name="T7" style:family="text">
      <style:text-properties officeooo:rsid="002bb2ce"/>
    </style:style>
    <style:style style:name="T8" style:family="text">
      <style:text-properties officeooo:rsid="002eab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8"/>
      <text:p text:style-name="P7">Arbre d<text:span text:style-name="T7">u Savoir à enseigner</text:span></text:p>
      <text:p text:style-name="Standard"/>
      <text:p text:style-name="P1">Modèles :</text:p>
      <text:list xml:id="list1849708948" text:style-name="L1">
        <text:list-item>
          <text:p text:style-name="P9"><text:span text:style-name="T3">Notion : definition, </text:span><text:span text:style-name="T1"><text:s/></text:span><text:span text:style-name="T3">propos</text:span><text:span text:style-name="T1">ition, </text:span><text:span text:style-name="T2">method</text:span><text:span text:style-name="T6">e</text:span><text:span text:style-name="T1"> <text:s/></text:span></text:p>
        </text:list-item>
        <text:list-item>
          <text:p text:style-name="P11">Activité : <text:span text:style-name="T1">exercice, </text:span><text:s/>figure, <text:span text:style-name="T1">démonstration, </text:span><text:span text:style-name="T4">video</text:span></text:p>
          <text:p text:style-name="P10"/>
        </text:list-item>
      </text:list>
      <text:p text:style-name="P1">Champs :</text:p>
      <text:list xml:id="list514392234" text:style-name="L2">
        <text:list-item>
          <text:p text:style-name="P12">title : titre</text:p>
        </text:list-item>
        <text:list-item>
          <text:p text:style-name="P12">link : lien d’une activité avec une notion, <text:span text:style-name="T1">d’une correction avec </text:span><text:span text:style-name="T2">un exercice</text:span><text:span text:style-name="T1"> </text:span></text:p>
        </text:list-item>
        <text:list-item>
          <text:p text:style-name="P13"><text:span text:style-name="T1">dep : dépendance </text:span><text:span text:style-name="T2">avec des notions (</text:span><text:span text:style-name="T8">proposition, </text:span><text:span text:style-name="T2">démonstration faisant appel à certains outils)</text:span></text:p>
        </text:list-item>
        <text:list-item>
          <text:p text:style-name="P13"><text:span text:style-name="T2">type : </text:span><text:s/></text:p>
          <text:list>
            <text:list-item>
              <text:p text:style-name="P14">definition</text:p>
              <text:list>
                <text:list-item>
                  <text:p text:style-name="P14">definition</text:p>
                </text:list-item>
                <text:list-item>
                  <text:p text:style-name="P14">definition_proposition</text:p>
                </text:list-item>
              </text:list>
            </text:list-item>
            <text:list-item>
              <text:p text:style-name="P14">proposition</text:p>
              <text:list>
                <text:list-item>
                  <text:p text:style-name="P14">lemme</text:p>
                </text:list-item>
                <text:list-item>
                  <text:p text:style-name="P14">theoreme</text:p>
                </text:list-item>
                <text:list-item>
                  <text:p text:style-name="P14">corollaire</text:p>
                </text:list-item>
                <text:list-item>
                  <text:p text:style-name="P14">proposition</text:p>
                </text:list-item>
                <text:list-item>
                  <text:p text:style-name="P14">propriétés</text:p>
                </text:list-item>
              </text:list>
            </text:list-item>
            <text:list-item>
              <text:p text:style-name="P14">exercice</text:p>
              <text:list>
                <text:list-item>
                  <text:p text:style-name="P14">découverte</text:p>
                </text:list-item>
                <text:list-item>
                  <text:p text:style-name="P15">application</text:p>
                </text:list-item>
                <text:list-item>
                  <text:p text:style-name="P15">flash</text:p>
                </text:list-item>
                <text:list-item>
                  <text:p text:style-name="P15">recherche</text:p>
                </text:list-item>
              </text:list>
            </text:list-item>
          </text:list>
        </text:list-item>
        <text:list-item>
          <text:p text:style-name="P15">dif : niveau de 1 à 5 </text:p>
        </text:list-item>
      </text:list>
      <text:p text:style-name="P3"/>
      <text:p text:style-name="P5">Savoir enseigné :</text:p>
      <text:list xml:id="list3224978375" text:style-name="L3">
        <text:list-item>
          <text:p text:style-name="P17">structure</text:p>
          <text:list>
            <text:list-item>
              <text:p text:style-name="P19">chapitre, section, subsection,</text:p>
            </text:list-item>
          </text:list>
        </text:list-item>
        <text:list-item>
          <text:p text:style-name="P19">Séance</text:p>
          <text:list>
            <text:list-item>
              <text:p text:style-name="P16"><text:span text:style-name="T6"><text:s/></text:span><text:span text:style-name="T5"><text:s/></text:span></text:p>
            </text:list-item>
          </text:list>
        </text:list-item>
        <text:list-item>
          <text:p text:style-name="P18"/>
        </text:list-item>
        <text:list-item>
          <text:p text:style-name="P20"/>
        </text:list-item>
      </text:list>
      <text:p text:style-name="P4"/>
      <text:p text:style-name="P4"/>
      <text:p text:style-name="P4"/>
      <text:p text:style-name="P6"><text:s/></text:p>
      <text:p text:style-name="P3"/>
      <text:list xml:id="list200606031737479" text:continue-list="list514392234" text:style-name="L2">
        <text:list-item>
          <text:list>
            <text:list-item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2T21:51:25.436815803</meta:creation-date>
    <dc:date>2021-07-16T20:06:05.342129604</dc:date>
    <meta:editing-duration>P7DT9H18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34" meta:word-count="109" meta:character-count="587" meta:non-whitespace-character-count="524"/>
  </office:meta>
</office:document-meta>
</file>